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SG" svg:font-family="TSG"/>
    <style:font-face style:name="Tern" svg:font-family="Tern"/>
    <style:font-face style:name="Georgia" svg:font-family="Georgia" style:font-family-generic="roman"/>
    <style:font-face style:name="Poetica SuppLowercaseEndI" svg:font-family="'Poetica SuppLowercaseEndI'" style:font-pitch="variable"/>
    <style:font-face style:name="TSG1" svg:font-family="TSG" style:font-pitch="variable"/>
    <style:font-face style:name="Tern1" svg:font-family="Tern" style:font-pitch="variable"/>
    <style:font-face style:name="Tracksuitgene2" svg:font-family="Tracksuitgene" style:font-pitch="variable"/>
    <style:font-face style:name="Tracksuitgene" svg:font-family="Tracksuitgene" style:font-adornments="Bold" style:font-pitch="variable"/>
    <style:font-face style:name="Tracksuitgene1" svg:font-family="Tracksuitgene" style:font-adornments="Regular" style:font-pitch="variable"/>
    <style:font-face style:name="Times New Roman" svg:font-family="'Times New Roman'" style:font-family-generic="roman" style:font-pitch="variable"/>
    <style:font-face style:name="PoeticaChanceryI" svg:font-family="PoeticaChanceryI" style:font-family-generic="script" style:font-pitch="variable"/>
    <style:font-face style:name="Zapfino" svg:font-family="Zapfino" style:font-family-generic="script" style:font-pitch="variable"/>
    <style:font-face style:name="Arial Unicode MS" svg:font-family="'Arial Unicode MS'" style:font-family-generic="system" style:font-pitch="variable"/>
  </office:font-face-decls>
  <office:automatic-styles>
    <style:style style:name="ColourScheme" style:family="table">
      <style:table-properties style:width="6.65cm" fo:margin-left="4.897cm" fo:margin-right="7.595cm" table:align="margins"/>
    </style:style>
    <style:style style:name="ColourScheme.A" style:family="table-column">
      <style:table-column-properties style:column-width="2.678cm" style:rel-column-width="26387*"/>
    </style:style>
    <style:style style:name="ColourScheme.B" style:family="table-column">
      <style:table-column-properties style:column-width="1.984cm" style:rel-column-width="19556*"/>
    </style:style>
    <style:style style:name="ColourScheme.C" style:family="table-column">
      <style:table-column-properties style:column-width="1.988cm" style:rel-column-width="19592*"/>
    </style:style>
    <style:style style:name="ColourScheme.1" style:family="table-row">
      <style:table-row-properties fo:background-color="transparent">
        <style:background-image xlink:href="../../../../Pictures/Meribel%202013/IMG_0006.JPG" xlink:type="simple" xlink:actuate="onLoad" style:filter-name="JPEG - Joint Photographic Experts Group"/>
      </style:table-row-properties>
    </style:style>
    <style:style style:name="ColourScheme.A1" style:family="table-cell">
      <style:table-cell-properties style:vertical-align="bottom" fo:background-color="transparent" fo:padding="0.097cm" fo:border-left="0.002cm solid #000000" fo:border-right="none" fo:border-top="0.002cm solid #000000" fo:border-bottom="0.002cm solid #000000">
        <style:background-image xlink:href="../../../../Pictures/House/Garden/Ice%20art/IMG_0085.JPG" xlink:type="simple" xlink:actuate="onLoad" style:position="center center" style:repeat="no-repeat" style:filter-name="JPEG - Joint Photographic Experts Group"/>
      </style:table-cell-properties>
    </style:style>
    <style:style style:name="ColourScheme.C1" style:family="table-cell">
      <style:table-cell-properties style:vertical-align="bottom" fo:background-color="transparent" fo:padding="0.097cm" fo:border="0.002cm solid #000000">
        <style:background-image xlink:href="../../../../Pictures/House/Garden/Ice%20art/IMG_0085.JPG" xlink:type="simple" xlink:actuate="onLoad" style:position="center center" style:repeat="no-repeat" style:filter-name="JPEG - Joint Photographic Experts Group"/>
      </style:table-cell-properties>
    </style:style>
    <style:style style:name="ColourScheme.2" style:family="table-row">
      <style:table-row-properties style:min-row-height="0.727cm" style:keep-together="false" fo:keep-together="always"/>
    </style:style>
    <style:style style:name="ColourScheme.A2" style:family="table-cell">
      <style:table-cell-properties style:vertical-align="bottom" fo:padding="0.097cm" fo:border-left="0.002cm solid #000000" fo:border-right="none" fo:border-top="none" fo:border-bottom="0.002cm solid #000000"/>
    </style:style>
    <style:style style:name="ColourScheme.C2" style:family="table-cell">
      <style:table-cell-properties style:vertical-align="bottom" fo:padding="0.097cm" fo:border-left="0.002cm solid #000000" fo:border-right="0.002cm solid #000000" fo:border-top="none" fo:border-bottom="0.002cm solid #000000"/>
    </style:style>
    <style:style style:name="ColourScheme.C3" style:family="table-cell">
      <style:table-cell-properties style:vertical-align="middle" fo:padding="0.097cm" fo:border-left="0.002cm solid #000000" fo:border-right="0.002cm solid #000000" fo:border-top="none" fo:border-bottom="0.002cm solid #000000"/>
    </style:style>
    <style:style style:name="ColourScheme.C6" style:family="table-cell" style:data-style-name="N100">
      <style:table-cell-properties style:vertical-align="bottom" fo:padding="0.097cm" fo:border-left="0.002cm solid #000000" fo:border-right="0.002cm solid #000000" fo:border-top="none" fo:border-bottom="0.002cm solid #000000"/>
    </style:style>
    <style:style style:name="ColourScheme.B12" style:family="table-cell" style:data-style-name="N0">
      <style:table-cell-properties style:vertical-align="bottom" fo:padding="0.097cm" fo:border-left="0.002cm solid #000000" fo:border-right="none" fo:border-top="none" fo:border-bottom="0.002cm solid #000000"/>
    </style:style>
    <style:style style:name="P1" style:family="paragraph" style:parent-style-name="Table_20_Heading">
      <style:text-properties fo:color="#ffffcc" style:font-name="Tracksuitgene2" fo:font-size="16pt" style:font-size-asian="16pt" style:font-size-complex="16pt"/>
    </style:style>
    <style:style style:name="P2" style:family="paragraph" style:parent-style-name="Table_20_Contents">
      <style:text-properties style:font-name="Tracksuitgene2" fo:font-size="12pt" style:font-size-asian="12pt" style:font-size-complex="12pt"/>
    </style:style>
    <style:style style:name="P3" style:family="paragraph" style:parent-style-name="Table_20_Contents">
      <style:paragraph-properties fo:text-align="end" style:justify-single-word="false"/>
      <style:text-properties style:font-name="Tracksuitgene2" fo:font-size="12pt" style:font-size-asian="12pt" style:font-size-complex="12pt"/>
    </style:style>
    <style:style style:name="P4" style:family="paragraph" style:parent-style-name="Standard">
      <style:paragraph-properties fo:line-height="100%" fo:background-color="transparent" style:shadow="none">
        <style:background-image/>
      </style:paragraph-properties>
      <style:text-properties style:font-name="Tracksuitgene2" fo:font-size="14pt" fo:font-weight="bold" style:font-size-asian="14pt" style:font-weight-asian="bold" style:font-size-complex="14pt" style:font-weight-complex="bold"/>
    </style:style>
    <style:style style:name="P5" style:family="paragraph" style:parent-style-name="Text_20_body">
      <style:paragraph-properties fo:margin-left="0cm" fo:margin-right="0cm" fo:text-indent="0cm" style:auto-text-indent="false"/>
      <style:text-properties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Standard" style:list-style-name="L1">
      <style:paragraph-properties fo:line-height="100%" fo:background-color="transparent" style:shadow="none">
        <style:background-image/>
      </style:paragraph-properties>
      <style:text-properties style:font-name="Tracksuitgene2" fo:font-size="14pt" fo:font-weight="normal" style:font-size-asian="14pt" style:font-weight-asian="normal" style:font-size-complex="14pt" style:font-weight-complex="normal"/>
    </style:style>
    <style:style style:name="P8" style:family="paragraph" style:parent-style-name="Standard" style:list-style-name="L2">
      <style:paragraph-properties fo:line-height="100%" fo:background-color="transparent" style:shadow="none">
        <style:background-image/>
      </style:paragraph-properties>
      <style:text-properties style:font-name="Tracksuitgene2" fo:font-size="14pt" fo:font-weight="normal" style:font-size-asian="14pt" style:font-weight-asian="normal" style:font-size-complex="14pt" style:font-weight-complex="normal"/>
    </style:style>
    <style:style style:name="P9" style:family="paragraph" style:parent-style-name="Standard" style:list-style-name="L3">
      <style:paragraph-properties fo:line-height="100%" fo:background-color="transparent" style:shadow="none">
        <style:background-image/>
      </style:paragraph-properties>
      <style:text-properties style:font-name="Tracksuitgene2" fo:font-size="14pt" fo:font-weight="normal" style:font-size-asian="14pt" style:font-weight-asian="normal" style:font-size-complex="14pt" style:font-weight-complex="normal"/>
    </style:style>
    <style:style style:name="P10" style:family="paragraph" style:parent-style-name="Standard" style:list-style-name="L4">
      <style:paragraph-properties fo:line-height="100%" fo:background-color="transparent" style:shadow="none">
        <style:background-image/>
      </style:paragraph-properties>
      <style:text-properties style:font-name="Tracksuitgene2" fo:font-size="14pt" fo:font-weight="normal" style:font-size-asian="14pt" style:font-weight-asian="normal" style:font-size-complex="14pt" style:font-weight-complex="normal"/>
    </style:style>
    <style:style style:name="P11" style:family="paragraph" style:parent-style-name="Standard" style:list-style-name="L5">
      <style:paragraph-properties fo:line-height="100%" fo:background-color="transparent" style:shadow="none">
        <style:background-image/>
      </style:paragraph-properties>
      <style:text-properties style:font-name="Tracksuitgene2" fo:font-size="14pt" fo:font-weight="normal" style:font-size-asian="14pt" style:font-weight-asian="normal" style:font-size-complex="14pt" style:font-weight-complex="normal"/>
    </style:style>
    <style:style style:name="P12" style:family="paragraph" style:parent-style-name="Standard" style:list-style-name="L3">
      <style:paragraph-properties fo:line-height="100%" fo:background-color="transparent" style:shadow="none">
        <style:background-image/>
      </style:paragraph-properties>
      <style:text-properties style:font-name="Tracksuitgene2" fo:font-size="14pt" fo:font-weight="bold" style:font-size-asian="14pt" style:font-weight-asian="bold" style:font-size-complex="14pt" style:font-weight-complex="bold"/>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0">
      <style:text-properties style:font-name="Tracksuitgene2" style:text-underline-style="none"/>
    </style:style>
    <style:style style:name="P19" style:family="paragraph" style:parent-style-name="Text_20_body" style:list-style-name="L10">
      <style:text-properties fo:font-size="14pt" style:font-size-asian="14pt" style:font-size-complex="14pt"/>
    </style:style>
    <style:style style:name="P20" style:family="paragraph" style:parent-style-name="Text_20_body" style:list-style-name="L10">
      <style:text-properties style:font-name="Zapfino" fo:font-size="44pt" style:text-underline-style="none" style:font-size-asian="44pt" style:font-size-complex="44pt"/>
    </style:style>
    <style:style style:name="P21" style:family="paragraph" style:parent-style-name="Text_20_body" style:list-style-name="L10">
      <style:text-properties style:font-name="TSG" fo:font-size="44pt" style:text-underline-style="none" style:font-size-asian="44pt" style:font-size-complex="44pt"/>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2">
      <style:text-properties style:use-window-font-color="true" style:font-name="Tracksuitgene2" fo:font-size="13pt" fo:font-style="normal" style:font-name-asian="Georgia" style:font-size-asian="13pt" style:font-style-asian="normal" style:font-name-complex="Georgia" style:font-size-complex="13pt" style:font-style-complex="normal"/>
    </style:style>
    <style:style style:name="P25" style:family="paragraph" style:parent-style-name="Text_20_body" style:list-style-name="L12">
      <style:text-properties style:use-window-font-color="true" style:font-name="Tracksuitgene2" fo:font-size="14pt" fo:font-style="normal" style:font-name-asian="Georgia" style:font-size-asian="14pt" style:font-style-asian="normal" style:font-name-complex="Georgia" style:font-size-complex="14pt" style:font-style-complex="normal"/>
    </style:style>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text-properties fo:font-weight="normal" style:font-weight-asian="normal" style:font-weight-complex="normal"/>
    </style:style>
    <style:style style:name="P30" style:family="paragraph" style:parent-style-name="Text_20_body" style:list-style-name="L17">
      <style:text-properties fo:font-weight="normal" style:font-weight-asian="normal" style:font-weight-complex="normal"/>
    </style:style>
    <style:style style:name="P31" style:family="paragraph" style:parent-style-name="Text_20_body" style:list-style-name="L18">
      <style:text-properties fo:font-weight="normal" style:font-weight-asian="normal" style:font-weight-complex="normal"/>
    </style:style>
    <style:style style:name="P32" style:family="paragraph" style:parent-style-name="Text_20_body" style:list-style-name="L19">
      <style:text-properties fo:font-weight="normal" style:font-weight-asian="normal" style:font-weight-complex="normal"/>
    </style:style>
    <style:style style:name="P33" style:family="paragraph" style:parent-style-name="Text_20_body" style:list-style-name="L20">
      <style:text-properties fo:font-weight="normal" style:font-weight-asian="normal" style:font-weight-complex="normal"/>
    </style:style>
    <style:style style:name="P34" style:family="paragraph" style:parent-style-name="Text_20_body" style:list-style-name="L21">
      <style:text-properties fo:font-weight="normal" style:font-weight-asian="normal" style:font-weight-complex="normal"/>
    </style:style>
    <style:style style:name="P35" style:family="paragraph" style:parent-style-name="Text_20_body" style:list-style-name="L21">
      <style:paragraph-properties fo:text-align="start" style:justify-single-word="false"/>
      <style:text-properties fo:font-weight="normal" style:font-weight-asian="normal" style:font-weight-complex="normal"/>
    </style:style>
    <style:style style:name="P36" style:family="paragraph" style:parent-style-name="Text_20_body" style:list-style-name="L21">
      <style:paragraph-properties fo:text-align="start" style:justify-single-word="false"/>
      <style:text-properties style:font-name="Tern" fo:font-size="36pt" fo:font-weight="normal" style:font-size-asian="36pt" style:font-weight-asian="normal" style:font-size-complex="36pt" style:font-weight-complex="normal"/>
    </style:style>
    <style:style style:name="P37" style:family="paragraph" style:parent-style-name="Text_20_body" style:list-style-name="L9">
      <style:paragraph-properties fo:margin-left="2.501cm" fo:margin-right="0cm" fo:text-indent="-0.635cm" style:auto-text-indent="false"/>
    </style:style>
    <style:style style:name="P38" style:family="paragraph" style:parent-style-name="Text_20_body" style:list-style-name="L12">
      <style:paragraph-properties fo:margin-left="2.501cm" fo:margin-right="0cm" fo:text-indent="-0.635cm" style:auto-text-indent="false"/>
      <style:text-properties style:use-window-font-color="true" style:font-name="Tracksuitgene2" fo:font-size="14pt" fo:font-style="normal" style:font-name-asian="Georgia" style:font-size-asian="14pt" style:font-style-asian="normal" style:font-name-complex="Georgia" style:font-size-complex="14pt" style:font-style-complex="normal"/>
    </style:style>
    <style:style style:name="P39" style:family="paragraph" style:parent-style-name="Text_20_body" style:list-style-name="L14">
      <style:paragraph-properties fo:margin-left="2.501cm" fo:margin-right="0cm" fo:text-indent="-0.635cm" style:auto-text-indent="false"/>
    </style:style>
    <style:style style:name="P40" style:family="paragraph" style:parent-style-name="Text_20_body" style:list-style-name="L15">
      <style:paragraph-properties fo:margin-left="2.501cm" fo:margin-right="0cm" fo:text-indent="-0.635cm" style:auto-text-indent="false"/>
    </style:style>
    <style:style style:name="P41" style:family="paragraph" style:parent-style-name="Text_20_body" style:list-style-name="L17">
      <style:paragraph-properties fo:margin-left="2.501cm" fo:margin-right="0cm" fo:text-indent="-0.635cm" style:auto-text-indent="false"/>
      <style:text-properties fo:font-weight="normal" style:font-weight-asian="normal" style:font-weight-complex="normal"/>
    </style:style>
    <style:style style:name="P42" style:family="paragraph" style:parent-style-name="Text_20_body" style:list-style-name="L18">
      <style:paragraph-properties fo:margin-left="2.501cm" fo:margin-right="0cm" fo:text-indent="-0.635cm" style:auto-text-indent="false"/>
      <style:text-properties fo:font-weight="normal" style:font-weight-asian="normal" style:font-weight-complex="normal"/>
    </style:style>
    <style:style style:name="P43" style:family="paragraph" style:parent-style-name="Text_20_body" style:list-style-name="L15">
      <style:paragraph-properties fo:margin-left="0cm" fo:margin-right="0cm" fo:text-indent="0cm" style:auto-text-indent="false"/>
    </style:style>
    <style:style style:name="T1" style:family="text">
      <style:text-properties fo:font-weight="normal" style:font-weight-asian="normal"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style:font-name="TSG1" style:text-underline-style="none"/>
    </style:style>
    <style:style style:name="T4" style:family="text">
      <style:text-properties style:font-name="TSG" style:text-underline-style="none"/>
    </style:style>
    <style:style style:name="T5" style:family="text">
      <style:text-properties style:use-window-font-color="true" style:font-name="Georgia" fo:font-size="13pt" fo:font-style="italic" style:font-name-asian="Georgia" style:font-size-asian="13pt" style:font-style-asian="italic" style:font-name-complex="Georgia" style:font-size-complex="13pt" style:font-style-complex="italic"/>
    </style:style>
    <style:style style:name="T6" style:family="text">
      <style:text-properties style:use-window-font-color="true" style:font-name="Georgia" fo:font-size="13pt" fo:font-style="normal" style:font-name-asian="Georgia" style:font-size-asian="13pt" style:font-style-asian="normal" style:font-name-complex="Georgia" style:font-size-complex="13pt" style:font-style-complex="normal"/>
    </style:style>
    <style:style style:name="T7" style:family="text">
      <style:text-properties style:font-name="PoeticaChanceryI"/>
    </style:style>
    <style:style style:name="T8" style:family="text">
      <style:text-properties fo:font-size="14pt" style:font-size-asian="14pt" style:font-size-complex="14pt"/>
    </style:style>
    <style:style style:name="T9" style:family="text">
      <style:text-properties style:font-name="Poetica SuppLowercaseEndI"/>
    </style:style>
    <style:style style:name="T10" style:family="text">
      <style:text-properties style:font-name="Tracksuitgene2"/>
    </style:style>
    <style:style style:name="T11" style:family="text">
      <style:text-properties style:font-name="Tern1" fo:font-size="36pt" style:font-size-asian="36pt" style:font-size-complex="36pt"/>
    </style:style>
    <style:style style:name="T12" style:family="text">
      <style:text-properties style:font-name="Tern1" fo:font-size="26pt" style:font-size-asian="26pt" style:font-size-complex="26pt"/>
    </style:style>
    <style:style style:name="T13" style:family="text">
      <style:text-properties style:font-name="Tern" fo:font-size="36pt" style:font-size-asian="36pt" style:font-size-complex="36pt"/>
    </style:style>
    <style:style style:name="T14" style:family="text">
      <style:text-properties style:font-name="Tern" fo:font-size="26pt" style:font-size-asian="26pt" style:font-size-complex="2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date style:data-style-name="N37" text:date-value="2013-02-18T01:09:30.99" text:fixed="true">18/02/13</text:date></text:p>
      <text:list xml:id="list390596144098318706" text:style-name="L1">
        <text:list-item>
          <text:p text:style-name="P7">Set up the basic project structure for tracksuitgene.</text:p>
        </text:list-item>
        <text:list-item>
          <text:p text:style-name="P7">Got it to run in the Safari browser (hooray)but there's a lot missing.</text:p>
        </text:list-item>
        <text:list-item>
          <text:p text:style-name="P7">To Do Next:</text:p>
          <text:list>
            <text:list-item>
              <text:p text:style-name="P7">Get Eclipse to step through the code, run PHP 5.4.11 and find the server etc.,</text:p>
            </text:list-item>
            <text:list-item>
              <text:p text:style-name="P7">Fine tune the TSG font:</text:p>
              <text:list>
                <text:list-item>
                  <text:p text:style-name="P7">Ligatures don't work, e.g. ti or fi, which I have; they should be included too</text:p>
                  <text:list>
                    <text:list-item>
                      <text:p text:style-name="P7">ti as in motion, new ligature</text:p>
                    </text:list-item>
                    <text:list-item>
                      <text:p text:style-name="P7">Fi as in Fill, connect lower stroke and bring the dot down</text:p>
                    </text:list-item>
                    <text:list-item>
                      <text:p text:style-name="P7">rt as in fort could do with combining into a ligature</text:p>
                    </text:list-item>
                    <text:list-item>
                      <text:p text:style-name="P7">tt as in pretty, needs a ligature; even tty as in pretty</text:p>
                    </text:list-item>
                    <text:list-item>
                      <text:p text:style-name="P7">…, elipses works here but not in Poetica...</text:p>
                    </text:list-item>
                  </text:list>
                </text:list-item>
                <text:list-item>
                  <text:p text:style-name="P7">Kernings to do:</text:p>
                  <text:list>
                    <text:list-item>
                      <text:p text:style-name="P7">tc as in match/watch, bring the c in a fraction and connect the stroke; also for fc</text:p>
                    </text:list-item>
                    <text:list-item>
                      <text:p text:style-name="P7">te as in interior, bring the e in more under the stroke</text:p>
                    </text:list-item>
                    <text:list-item>
                      <text:p text:style-name="P7">ta as in reinstate, fraction move to the left</text:p>
                    </text:list-item>
                    <text:list-item>
                      <text:p text:style-name="P7">ol as in colour, move l left a tiny fraction to overhang the o, maybe both sides lo also? Also should, I think both sides of the l need to be shrunk a fraction</text:p>
                    </text:list-item>
                    <text:list-item>
                      <text:p text:style-name="P7">7c/7a, move c/a more under the stroke</text:p>
                    </text:list-item>
                    <text:list-item>
                      <text:p text:style-name="P7">c7, move the 7 a fraction in to sit the c more in the space</text:p>
                    </text:list-item>
                    <text:list-item>
                      <text:p text:style-name="P7">ML as in XML, move the L tighter in</text:p>
                    </text:list-item>
                    <text:list-item>
                      <text:p text:style-name="P7">t' as in what's, a fraction more space after the t</text:p>
                    </text:list-item>
                    <text:list-item>
                      <text:p text:style-name="P7">K, as in OK, shift the comma out, is too close</text:p>
                    </text:list-item>
                    <text:list-item>
                      <text:p text:style-name="P7">SV as in SVG, shift the V left a fraction and the G right a fraction</text:p>
                    </text:list-item>
                    <text:list-item>
                      <text:p text:style-name="P7">“ as in “E, put in a little more space after the quotes</text:p>
                    </text:list-item>
                    <text:list-item>
                      <text:p text:style-name="P7">T as in 'the Tern', bring the T in to the left so there's a bit of overhang on the crossbar</text:p>
                    </text:list-item>
                    <text:list-item>
                      <text:p text:style-name="P7">YA as in YAS, just a touch more space between them</text:p>
                    </text:list-item>
                    <text:list-item>
                      <text:p text:style-name="P7">SX as on OSX, shift X in a fraction</text:p>
                    </text:list-item>
                    <text:list-item>
                      <text:p text:style-name="P7">&lt;space&gt;T as in Tern, move the T in</text:p>
                    </text:list-item>
                    <text:list-item>
                      <text:p text:style-name="P7">nT as in OpenType or fit the T; T needs to come in generally.</text:p>
                    </text:list-item>
                    <text:list-item>
                      <text:p text:style-name="P7">7., move the period in a bit</text:p>
                    </text:list-item>
                    <text:list-item>
                      <text:p text:style-name="P7">ap, move together a bit, as in happening (maybe its because of the ha?)</text:p>
                    </text:list-item>
                  </text:list>
                </text:list-item>
                <text:list-item>
                  <text:p text:style-name="P7">Bearing adjustments to do</text:p>
                  <text:list>
                    <text:list-item>
                      <text:p text:style-name="P7">the right) bracket right bearing needs reigned in</text:p>
                    </text:list-item>
                  </text:list>
                </text:list-item>
              </text:list>
            </text:list-item>
            <text:list-item>
              <text:p text:style-name="P7">Change “Enter Code” to “Enter Your Code” in the TSGfront graphic – done it in the banner file just need to substitute it in although it would be even better to get it to work as text then I could create text objects in the Tern font.</text:p>
            </text:list-item>
            <text:list-item>
              <text:p text:style-name="P7">Reduce size of graphic texts</text:p>
            </text:list-item>
            <text:list-item>
              <text:p text:style-name="P7"><text:soft-page-break/>Design front page behaviour,</text:p>
            </text:list-item>
            <text:list-item>
              <text:p text:style-name="P7">Design the rest.</text:p>
            </text:list-item>
          </text:list>
        </text:list-item>
      </text:list>
      <text:p text:style-name="Heading"><text:date style:data-style-name="N37" text:date-value="2013-02-19T19:21:46" text:fixed="true">19/02/13</text:date></text:p>
      <text:list xml:id="list6278221672826669593" text:style-name="L2">
        <text:list-item>
          <text:p text:style-name="P8">Re-colouring the outlines to match fills</text:p>
        </text:list-item>
      </text:list>
      <table:table table:name="ColourScheme" table:style-name="ColourScheme">
        <table:table-column table:style-name="ColourScheme.A"/>
        <table:table-column table:style-name="ColourScheme.B"/>
        <table:table-column table:style-name="ColourScheme.C"/>
        <table:table-row table:style-name="ColourScheme.1">
          <table:table-cell table:style-name="ColourScheme.A1" office:value-type="string">
            <text:p text:style-name="P1">Graphic</text:p>
          </table:table-cell>
          <table:table-cell table:style-name="ColourScheme.A1" office:value-type="string">
            <text:p text:style-name="P1">Fill colour</text:p>
          </table:table-cell>
          <table:table-cell table:style-name="ColourScheme.C1" office:value-type="string">
            <text:p text:style-name="P1">Line colour</text:p>
          </table:table-cell>
        </table:table-row>
        <table:table-row table:style-name="ColourScheme.2">
          <table:table-cell table:style-name="ColourScheme.A2" office:value-type="string">
            <text:p text:style-name="P2">jacket elastic</text:p>
          </table:table-cell>
          <table:table-cell table:style-name="ColourScheme.A2" office:value-type="string">
            <text:p text:style-name="P3">cac7e3</text:p>
          </table:table-cell>
          <table:table-cell table:style-name="ColourScheme.C2" office:value-type="string">
            <text:p text:style-name="P3">41397e</text:p>
            <text:p text:style-name="P3">3d3575</text:p>
          </table:table-cell>
        </table:table-row>
        <table:table-row table:style-name="ColourScheme.2">
          <table:table-cell table:style-name="ColourScheme.A2" office:value-type="string">
            <text:p text:style-name="P2">zip</text:p>
          </table:table-cell>
          <table:table-cell table:style-name="ColourScheme.A2" office:value-type="string">
            <text:p text:style-name="P3">eae9e8</text:p>
          </table:table-cell>
          <table:table-cell table:style-name="ColourScheme.C3" office:value-type="string">
            <text:p text:style-name="P3">825578</text:p>
            <text:p text:style-name="P3">797383</text:p>
          </table:table-cell>
        </table:table-row>
        <table:table-row table:style-name="ColourScheme.2">
          <table:table-cell table:style-name="ColourScheme.A2" office:value-type="string">
            <text:p text:style-name="P2">torso</text:p>
          </table:table-cell>
          <table:table-cell table:style-name="ColourScheme.A2" office:value-type="string">
            <text:p text:style-name="P3">e7c7a4</text:p>
          </table:table-cell>
          <table:table-cell table:style-name="ColourScheme.C2" office:value-type="string">
            <text:p text:style-name="P3">855f37</text:p>
          </table:table-cell>
        </table:table-row>
        <table:table-row table:style-name="ColourScheme.2">
          <table:table-cell table:style-name="ColourScheme.A2" office:value-type="string">
            <text:p text:style-name="P2">arms</text:p>
          </table:table-cell>
          <table:table-cell table:style-name="ColourScheme.A2" office:value-type="string">
            <text:p text:style-name="P3">efdac2</text:p>
          </table:table-cell>
          <table:table-cell table:style-name="ColourScheme.C2" office:value-type="string">
            <text:p text:style-name="P3">7b5a31</text:p>
          </table:table-cell>
        </table:table-row>
        <table:table-row table:style-name="ColourScheme.2">
          <table:table-cell table:style-name="ColourScheme.A2" office:value-type="string">
            <text:p text:style-name="P2"/>
            <text:p text:style-name="P2">interior</text:p>
          </table:table-cell>
          <table:table-cell table:style-name="ColourScheme.A2" office:value-type="string">
            <text:p text:style-name="P3">824c11</text:p>
            <text:p text:style-name="P3">bd8c58</text:p>
            <text:p text:style-name="P3">c89f73</text:p>
          </table:table-cell>
          <table:table-cell table:style-name="ColourScheme.C6" office:value-type="float" office:value="0">
            <text:p text:style-name="P3"/>
            <text:p text:style-name="P3">7e5323</text:p>
          </table:table-cell>
        </table:table-row>
        <table:table-row table:style-name="ColourScheme.2">
          <table:table-cell table:style-name="ColourScheme.A2" office:value-type="string">
            <text:p text:style-name="P2">DNA backbone</text:p>
          </table:table-cell>
          <table:table-cell table:style-name="ColourScheme.A2" office:value-type="string">
            <text:p text:style-name="P3">fcf9e0</text:p>
          </table:table-cell>
          <table:table-cell table:style-name="ColourScheme.C6" office:value-type="float" office:value="0">
            <text:p text:style-name="P3">fcf9af</text:p>
          </table:table-cell>
        </table:table-row>
        <table:table-row table:style-name="ColourScheme.2">
          <table:table-cell table:style-name="ColourScheme.A2" office:value-type="string">
            <text:p text:style-name="P2">green DNA base</text:p>
          </table:table-cell>
          <table:table-cell table:style-name="ColourScheme.A2" office:value-type="string">
            <text:p text:style-name="P3">c2f1c2</text:p>
          </table:table-cell>
          <table:table-cell table:style-name="ColourScheme.C6" office:value-type="float" office:value="0">
            <text:p text:style-name="P3">1a721a</text:p>
            <text:p text:style-name="P3">19e419</text:p>
          </table:table-cell>
        </table:table-row>
        <table:table-row table:style-name="ColourScheme.2">
          <table:table-cell table:style-name="ColourScheme.A2" office:value-type="string">
            <text:p text:style-name="P2">yellow DNA base</text:p>
          </table:table-cell>
          <table:table-cell table:style-name="ColourScheme.A2" office:value-type="string">
            <text:p text:style-name="P3">fdf9aa</text:p>
          </table:table-cell>
          <table:table-cell table:style-name="ColourScheme.C6" office:value-type="float" office:value="0">
            <text:p text:style-name="P3">fefc16</text:p>
          </table:table-cell>
        </table:table-row>
        <table:table-row table:style-name="ColourScheme.2">
          <table:table-cell table:style-name="ColourScheme.A2" office:value-type="string">
            <text:p text:style-name="P2">blue DNA base</text:p>
          </table:table-cell>
          <table:table-cell table:style-name="ColourScheme.A2" office:value-type="string">
            <text:p text:style-name="P3">c7daee</text:p>
          </table:table-cell>
          <table:table-cell table:style-name="ColourScheme.C6" office:value-type="float" office:value="0">
            <text:p text:style-name="P3">1d9cdd</text:p>
          </table:table-cell>
        </table:table-row>
        <table:table-row table:style-name="ColourScheme.2">
          <table:table-cell table:style-name="ColourScheme.A2" office:value-type="string">
            <text:p text:style-name="P2">red DNA base</text:p>
          </table:table-cell>
          <table:table-cell table:style-name="ColourScheme.A2" office:value-type="string">
            <text:p text:style-name="P3">eac6da</text:p>
          </table:table-cell>
          <table:table-cell table:style-name="ColourScheme.C6" office:value-type="float" office:value="0">
            <text:p text:style-name="P3">bf548d</text:p>
          </table:table-cell>
        </table:table-row>
        <table:table-row table:style-name="ColourScheme.2">
          <table:table-cell table:style-name="ColourScheme.A2" office:value-type="string">
            <text:p text:style-name="P2">test interior</text:p>
          </table:table-cell>
          <table:table-cell table:style-name="ColourScheme.B12" office:value-type="float" office:value="757484">
            <text:p text:style-name="P3">757484</text:p>
          </table:table-cell>
          <table:table-cell table:style-name="ColourScheme.C6" office:value-type="float" office:value="0">
            <text:p text:style-name="P3">565668</text:p>
          </table:table-cell>
        </table:table-row>
      </table:table>
      <text:p text:style-name="P4"><text:date style:data-style-name="N37" text:date-value="2013-02-21T18:48:58.99" text:fixed="true">21/02/13</text:date></text:p>
      <text:list xml:id="list9032086674714749315" text:style-name="L3">
        <text:list-item>
          <text:p text:style-name="P9">Fixing the problem of the eyes animation.</text:p>
          <text:list>
            <text:list-item>
              <text:p text:style-name="P9">Looks like they've been moved in their XML level; the attributes I need to re-instate are:</text:p>
              <text:list>
                <text:list-item>
                  <text:p text:style-name="P9">Id: a2905</text:p>
                </text:list-item>
                <text:list-item>
                  <text:p text:style-name="P9">Label: #a2905</text:p>
                </text:list-item>
                <text:list-item>
                  <text:p text:style-name="P9">onclick: entercodebox()</text:p>
                </text:list-item>
                <text:list-item>
                  <text:p text:style-name="P12"><text:span text:style-name="T1">onmouseover: </text:span><text:span text:style-name="T2">InkWeb.setAtt({el:['g3003'], att:'fill fill-opacity', val:'1e476c 1'});InkWeb.setAtt({el:['path2907'], att:'fill', val:'1e476c'});</text:span></text:p>
                </text:list-item>
                <text:list-item>
                  <text:p text:style-name="P12"><text:span text:style-name="T1">onmouseout:</text:span><text:span text:style-name="T2"> InkWeb.setAtt({el:['g3003'], att:'fill fill-opacity', val:'0 0'});InkWeb.setAtt({el:['path2907'], att:'fill', val:'c6dbef'});</text:span></text:p>
                </text:list-item>
              </text:list>
            </text:list-item>
            <text:list-item>
              <text:p text:style-name="P9">Publish changes to web-server and test: fixed.</text:p>
            </text:list-item>
          </text:list>
        </text:list-item>
        <text:list-item>
          <text:p text:style-name="P9">What's next? OK, I can have a look at the area lines, which should be defined in the css file. Easy.</text:p>
        </text:list-item>
        <text:list-item>
          <text:p text:style-name="P9">Should get the blue colour for the banner as that made it look really good.</text:p>
          <text:list>
            <text:list-item>
              <text:p text:style-name="P9">Using Inkscape again. The css says header height is 95 pixels so that's the height to make the single pixel strip.</text:p>
            </text:list-item>
            <text:list-item>
              <text:p text:style-name="P9">Inkscape saves as a png, need to download gimp to convert to gif.</text:p>
            </text:list-item>
            <text:list-item>
              <text:p text:style-name="P9">Ok that's done but I need the banner to really fine tune the colour.</text:p>
            </text:list-item>
          </text:list>
        </text:list-item>
        <text:list-item>
          <text:p text:style-name="P9"><text:soft-page-break/>Updated the banner SVG picture that I can now use to generate the Tern font. I'll need to add a Y glyph for 'your' in 'enter your code'.</text:p>
        </text:list-item>
      </text:list>
      <text:p text:style-name="Heading"><text:date style:data-style-name="N30" text:date-value="2013-02-22T21:19:57" text:fixed="true">22/02/13</text:date></text:p>
      <text:list xml:id="list4146691855380030229" text:style-name="L4">
        <text:list-item>
          <text:p text:style-name="P10">I'm gonna try and do a Y for Tern free-drawn in Inkscape from paper and pen. Done. Now I have 'Enter Your Code' as a graphic from which I can work. I need to thicken up the banner text though.</text:p>
        </text:list-item>
      </text:list>
      <text:p text:style-name="Heading"><text:date style:data-style-name="N30" text:date-value="2013-05-19T23:52:29" text:date-adjust="-PT24H00M00S">18/05/13</text:date></text:p>
      <text:list xml:id="list3981372791108585140" text:style-name="L5">
        <text:list-item>
          <text:p text:style-name="P11">Installed fontforge using macport's 'sudo port install fontforge'</text:p>
        </text:list-item>
        <text:list-item>
          <text:p text:style-name="P11">Discovered that I still have a Tern version but it is full of bugs.</text:p>
        </text:list-item>
        <text:list-item>
          <text:p text:style-name="P11">I'm still going to take it from scratch; researching how to do that.</text:p>
        </text:list-item>
        <text:list-item>
          <text:p text:style-name="P11"><text:bookmark-start text:name="__RefNumPara__263_1116015696"/>Once I've thickened up the banner text I'll be able to follow <text:s/>for creating a font. Probably best to use TrueType at the outset as it scales better (if I put in the right hinting.)<text:a xlink:type="simple" xlink:href="http://fontforge.org/editexample.html#FontCreate">the tutorial</text:a><text:bookmark-end text:name="__RefNumPara__263_1116015696"/></text:p>
        </text:list-item>
        <text:list-item>
          <text:p text:style-name="P11">Getting features in fontforge to work involves installing their <text:a xlink:type="simple" xlink:href="http://fontforge.org/source-build.html#Dependencies">dependencies</text:a> and enabling them in the Properties dialogue.</text:p>
        </text:list-item>
      </text:list>
      <text:p text:style-name="Heading"><text:date style:data-style-name="N30" text:date-value="2013-02-27T19:28:16.98" text:fixed="true">27/02/13</text:date></text:p>
      <text:list xml:id="list1791579764491258296" text:style-name="L6">
        <text:list-item>
          <text:p text:style-name="P13">Now is the time to thicken the banner text ready to make it worthy of the Tern font. Make it comparable with the thickness of the pop-up texts Enter Your Code and Login.</text:p>
        </text:list-item>
      </text:list>
      <text:p text:style-name="Heading"><text:date style:data-style-name="N30" text:date-value="2013-02-28T22:17:22" text:fixed="true">28/02/13</text:date></text:p>
      <text:list xml:id="list9162548541783642413" text:style-name="L7">
        <text:list-item>
          <text:p text:style-name="P14">So just when I thought I was making progress, bam! Graphics chip needs baking. So that's now done and I'm back in the game.</text:p>
        </text:list-item>
        <text:list-item>
          <text:p text:style-name="P14">Banner-thickening... I need to re-instate the upper level of join as the style needs that upward motion. Done. YAS!</text:p>
        </text:list-item>
      </text:list>
      <text:p text:style-name="Heading"><text:date style:data-style-name="N30" text:date-value="2013-03-02T19:43:03.98" text:fixed="true">02/03/13</text:date></text:p>
      <text:list xml:id="list153894415341059149" text:style-name="L8">
        <text:list-item>
          <text:p text:style-name="P15">So I have a guide for creating fonts re. <text:bookmark-ref text:reference-format="number" text:ref-name="__RefNumPara__263_1116015696">4.</text:bookmark-ref> above. First I think I need to size the font into a 1024 em box.</text:p>
        </text:list-item>
        <text:list-item>
          <text:p text:style-name="P15">I'm developing the banner text as a TrueType font called Tern.sfg. Have taken it to the point of kerning the T and r so that the Tr join up. That's next and is explained under Kerning in the guide.</text:p>
        </text:list-item>
      </text:list>
      <text:p text:style-name="Heading"><text:date style:data-style-name="N30" text:date-value="2013-03-06T20:59:12" text:fixed="true">06/03/13</text:date></text:p>
      <text:list xml:id="list1538297017370517062" text:style-name="L9">
        <text:list-item>
          <text:p text:style-name="P16">Ok so pretty good progress so far on the Tern font. But I didn't get the conditional substitution to use the capital E at the end to work. The help has some info on Lookups that I'd like to read so will do that now.</text:p>
        </text:list-item>
        <text:list-item>
          <text:p text:style-name="P37">It's actually pretty complex; will have to see if I can get it to work.</text:p>
        </text:list-item>
      </text:list>
      <text:p text:style-name="Heading"><text:date style:data-style-name="N30" text:date-value="2013-03-07T14:27:26.99" text:fixed="true">07/03/13</text:date></text:p>
      <text:list xml:id="list8265732403364203562" text:style-name="L10">
        <text:list-item>
          <text:p text:style-name="P17">Did a port upgrade outdated and OSX Software Update</text:p>
        </text:list-item>
        <text:list-item>
          <text:p text:style-name="P17">Adjusted the substitution e to be a little less thick and reshaped the low e to be more curved.</text:p>
        </text:list-item>
        <text:list-item>
          <text:p text:style-name="P17">Will try following the glyph substitution tutorial in Tern for the end e in Tracksuitgene.</text:p>
        </text:list-item>
        <text:list-item>
          <text:p text:style-name="P18">Sorted the font further and deleted the obsolete glyph versions. I placed the ending e in the egrave character, (hex) c8, which <text:soft-page-break/>would be entered in html as &amp;#x00c8, but I'd rather get it substituted in by the font.</text:p>
        </text:list-item>
        <text:list-item>
          <text:p text:style-name="P18">Now to try the substitution... first I've re-worked the look of the glyphs again. Starting to feel happier with it. They're quite messy and I really want there to be a flow apparent in the word. Will start the font from scratch as an OpenType.</text:p>
        </text:list-item>
        <text:list-item>
          <text:p text:style-name="P19"><text:span text:style-name="T3">Tracksuitgen</text:span><text:span text:style-name="T4">È</text:span></text:p>
        </text:list-item>
        <text:list-item>
          <text:p text:style-name="P20">Tracksuitgenè</text:p>
        </text:list-item>
        <text:list-item>
          <text:p text:style-name="P21">Tracksuitgene</text:p>
        </text:list-item>
        <text:list-item>
          <text:p text:style-name="P18">I think the T descender is too thick but I'm going to leave it for now and press on with the substitution tutorial.</text:p>
        </text:list-item>
      </text:list>
      <text:p text:style-name="Heading"><text:date style:data-style-name="N37" text:date-value="2013-03-09T21:55:28.99" text:fixed="true">09/03/13</text:date></text:p>
      <text:list xml:id="list5430138199833801002" text:style-name="L11">
        <text:list-item>
          <text:p text:style-name="P22">I tried to do a substitute for the end e but it didn't work following the tutorial in the fontforge help. Reading <text:a xlink:type="simple" xlink:href="http://ilovetypography.com/OpenType/opentype-features.html">this</text:a> tutorial. <text:a xlink:type="simple" xlink:href="http://www.microsoft.com/typography/otspec/features_ae.htm">Explanations</text:a> of the various standard features.</text:p>
        </text:list-item>
      </text:list>
      <text:p text:style-name="Heading"><text:date style:data-style-name="N37" text:date-value="2013-03-10T15:20:05" text:fixed="true">10/03/13</text:date></text:p>
      <text:list xml:id="list510218969324669401" text:style-name="L12">
        <text:list-item>
          <text:p text:style-name="P23">So the explanation page above says that the feature I need to use for the ending e is fina (Terminal Forms.) </text:p>
          <text:p text:style-name="P23"><text:span text:style-name="T5">Example: </text:span><text:span text:style-name="T6">In the typeface Poetica, the default e in the word 'type' is replaced with the e.end form.</text:span></text:p>
        </text:list-item>
        <text:list-item>
          <text:p text:style-name="P24"><text:span text:style-name="T8">Let's see if we have this Poetica font … no, I'll do a quick Internet search … ok I have it, </text:span><text:span text:style-name="T7">so type does nothing</text:span></text:p>
        </text:list-item>
        <text:list-item>
          <text:p text:style-name="P25">Maybe if I get the extension … so trying that again with <text:span text:style-name="T9">SuppLowercase type </text:span><text:span text:style-name="T7">and Poetica type. </text:span><text:span text:style-name="T10">Somehow I get the impression you're supposed to add the supplement to the font but I'm no sure how ti.</text:span></text:p>
        </text:list-item>
        <text:list-item>
          <text:p text:style-name="P25">So let's just see if I can get the fina feature going in Tern.</text:p>
          <text:list>
            <text:list-item>
              <text:p text:style-name="P38">I moved the glyph out of the labelled Egrave into its own name e.end but I don't see the substitution</text:p>
            </text:list-item>
            <text:list-item>
              <text:p text:style-name="P38">reinstated it in the Egrave space to see if it works with a 'known' location, er, noh.</text:p>
            </text:list-item>
            <text:list-item>
              <text:p text:style-name="P38">Will try adding a substitution feature to the terminal feature? Mibbe …</text:p>
            </text:list-item>
          </text:list>
        </text:list-item>
      </text:list>
      <text:p text:style-name="Heading"><text:date style:data-style-name="N37" text:date-value="2013-03-19T20:01:29" text:fixed="true">19/03/13</text:date></text:p>
      <text:list xml:id="list2369990701747924485" text:style-name="L13">
        <text:list-item>
          <text:p text:style-name="P26">Been a while. I'm a bit stumped because the Tern font ain't behaving in the webpage and I don't know why. I've a hunch it may be because there is a redundant kerning table that I get a warning about that is preventing the TG from kerning properly.</text:p>
        </text:list-item>
      </text:list>
      <text:p text:style-name="Heading"><text:date style:data-style-name="N37" text:date-value="2013-03-25T23:22:54" text:fixed="true">25/03/13</text:date></text:p>
      <text:list xml:id="list3390698148287847136" text:style-name="L14">
        <text:list-item>
          <text:p text:style-name="P27">Hello again daily notes; nearly lost the macbook but we're still here after a 17.5 minute bake at gas mark 5.</text:p>
        </text:list-item>
        <text:list-item>
          <text:p text:style-name="P27"><text:soft-page-break/>So what I want to do right now is open up the Tern font and take a note of the kerning values then remove all lookups.</text:p>
        </text:list-item>
        <text:list-item text:start-value="1">
          <text:p text:style-name="P39">Ks -276</text:p>
          <text:p text:style-name="P39">Tr -34</text:p>
          <text:p text:style-name="P39">tg -131</text:p>
        </text:list-item>
        <text:list-item>
          <text:p text:style-name="P39">So that seems to work ok in the font as it is rendered in this document. But will it render in the webpage? Try it. Ok, it looks alright even though it is using the lowercase egrave and the kerning on tg doesn't look like it's happening. I need to get on with it and move on.</text:p>
        </text:list-item>
      </text:list>
      <text:p text:style-name="Heading"><text:date style:data-style-name="N37" text:date-value="2013-04-01T21:22:50" text:fixed="true">01/04/13</text:date></text:p>
      <text:list xml:id="list136859030401335707" text:style-name="L15">
        <text:list-item>
          <text:p text:style-name="P28">Bank holiday Monday today.</text:p>
        </text:list-item>
        <text:list-item>
          <text:p text:style-name="P28">Ok, decision time; I'm just going to stick the e.alt glyph in the cap.e space and be done with it for now so that I can get on and get Y in and the ligatures for Enter Your Code, Login and Beta.</text:p>
        </text:list-item>
        <text:list-item text:start-value="1">
          <text:p text:style-name="P40">So I have a new Y, o, U and R, to make up Your. Need to align them so that the R join occurs where the e occurs.</text:p>
          <text:p text:style-name="P40">That's for next time (tomorrow).</text:p>
          <text:p text:style-name="P43"><text:s/></text:p>
        </text:list-item>
      </text:list>
      <text:p text:style-name="P5"><text:date style:data-style-name="N37" text:date-value="2013-04-18T20:40:47" text:fixed="true">18/04/13</text:date></text:p>
      <text:list xml:id="list3810510174568749314" text:style-name="L16">
        <text:list-item>
          <text:p text:style-name="P29">So, it's been a while. I've come to almost a dead standstill. It's because of the problems I've had getting the font to work. I think where I'd gotten to with that is my last remaining option is to implement a Mac Font engine-type thing, the thing that is more complicated than the lookups I've been failing to get to work. Do I want to do that or just skip it and move on? I'm inclined to try since that's the obsessed way!</text:p>
        </text:list-item>
        <text:list-item>
          <text:p text:style-name="P29">So where's the manual? I think its in the fontforge help. So start fontforge... Oh hang on, it says above that I need to align the Y, o, U and R. Start it up and see where I am... so I'm adding the letters to the font. Finding the old hanging problem when adding extrema. Working through it... not finished yet...</text:p>
        </text:list-item>
      </text:list>
      <text:p text:style-name="P6"><text:date style:data-style-name="N37" text:date-value="2013-04-26T21:44:50" text:fixed="true">26/04/13</text:date></text:p>
      <text:list xml:id="list141193581271854463" text:style-name="L17">
        <text:list-item>
          <text:p text:style-name="P30">Into fontforge and get these new letters tested and extrema'd. I can't quite remember how to do that, the extrema's thing. It's something to do with looking for problems.</text:p>
          <text:list>
            <text:list-item>
              <text:p text:style-name="P41">The o has intersecting splines. Need to work that out in Inkscape.</text:p>
            </text:list-item>
          </text:list>
        </text:list-item>
      </text:list>
      <text:p text:style-name="P5"><text:date style:data-style-name="N37" text:date-value="2013-05-12T19:03:16.99" text:fixed="true">12/05/13</text:date></text:p>
      <text:list xml:id="list5930617488367422927" text:style-name="L18">
        <text:list-item>
          <text:p text:style-name="P31">Back to looking at that 'o' in Inkscape. I can barely remember anything about where I'm at with this as it has been a while...</text:p>
          <text:list>
            <text:list-item>
              <text:p text:style-name="P42">o and u now working although placed in the cap location respectively.</text:p>
            </text:list-item>
            <text:list-item>
              <text:p text:style-name="P42">Doing the r, also in the cap location. That's 'Your' done.</text:p>
            </text:list-item>
            <text:list-item>
              <text:p text:style-name="P42">Doing Enter, need a new n to fit the T, doing as cap n. Will get it in the same locationing as the small n so that it will also join up with the preceding small e, as in gene. Actually I want it as a ligature as the leading e is without a leader stroke so is slightly different. Ok, I put the ligature in the thorn 0xfe character.</text:p>
            </text:list-item>
            <text:list-item>
              <text:p text:style-name="P42">Same again for 'er'.</text:p>
            </text:list-item>
          </text:list>
        </text:list-item>
      </text:list>
      <text:p text:style-name="P5"><text:date style:data-style-name="N37" text:date-value="2013-05-15T22:46:52.98" text:fixed="true">15/05/13</text:date></text:p>
      <text:list xml:id="list5478716904002080969" text:style-name="L19">
        <text:list-item>
          <text:p text:style-name="P32">Doing 'er'</text:p>
        </text:list-item>
        <text:list-item>
          <text:p text:style-name="P32">Doing Code; need 'Co' and 'de' ligs.</text:p>
        </text:list-item>
      </text:list>
      <text:p text:style-name="P6"><text:soft-page-break/><text:date style:data-style-name="N37" text:date-value="2013-05-16T23:08:53.99" text:fixed="true">16/05/13</text:date></text:p>
      <text:list xml:id="list3326232138496183854" text:style-name="L20">
        <text:list-item>
          <text:p text:style-name="P33">As above.</text:p>
        </text:list-item>
        <text:list-item>
          <text:p text:style-name="P33">Am in the middle of error checking 'Y' but it is failing on extrema; come back to it.</text:p>
        </text:list-item>
      </text:list>
      <text:p text:style-name="P6"><text:date style:data-style-name="N37" text:date-value="2013-05-18T15:24:19.99" text:fixed="true">18/05/13</text:date></text:p>
      <text:list xml:id="list802357148409636239" text:style-name="L21">
        <text:list-item>
          <text:p text:style-name="P34">Doing Y. Done.</text:p>
        </text:list-item>
        <text:list-item>
          <text:p text:style-name="P34">Next is to get the Login glyphs. Done.</text:p>
        </text:list-item>
        <text:list-item>
          <text:p text:style-name="P34">Incorporating the new glyphs into the Tern font. Currently fixing up the errors in the d, extrema causing a crash. Fix that next.</text:p>
        </text:list-item>
        <text:list-item>
          <text:p text:style-name="P34">Here it is so far: <text:span text:style-name="T11">TracksuitgenE</text:span></text:p>
        </text:list-item>
        <text:list-item>
          <text:p text:style-name="P35"><text:span text:style-name="T13">Þ</text:span><text:span text:style-name="T11">IN</text:span><text:span text:style-name="T12">(B</text:span><text:span text:style-name="T14">èta)</text:span></text:p>
        </text:list-item>
        <text:list-item>
          <text:p text:style-name="P36">þtø <text:s/>YoUR ØDè</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SG" svg:font-family="TSG"/>
    <style:font-face style:name="Tern" svg:font-family="Tern"/>
    <style:font-face style:name="Georgia" svg:font-family="Georgia" style:font-family-generic="roman"/>
    <style:font-face style:name="Poetica SuppLowercaseEndI" svg:font-family="'Poetica SuppLowercaseEndI'" style:font-pitch="variable"/>
    <style:font-face style:name="TSG1" svg:font-family="TSG" style:font-pitch="variable"/>
    <style:font-face style:name="Tern1" svg:font-family="Tern" style:font-pitch="variable"/>
    <style:font-face style:name="Tracksuitgene2" svg:font-family="Tracksuitgene" style:font-pitch="variable"/>
    <style:font-face style:name="Tracksuitgene" svg:font-family="Tracksuitgene" style:font-adornments="Bold" style:font-pitch="variable"/>
    <style:font-face style:name="Tracksuitgene1" svg:font-family="Tracksuitgene" style:font-adornments="Regular" style:font-pitch="variable"/>
    <style:font-face style:name="Times New Roman" svg:font-family="'Times New Roman'" style:font-family-generic="roman" style:font-pitch="variable"/>
    <style:font-face style:name="PoeticaChanceryI" svg:font-family="PoeticaChanceryI" style:font-family-generic="script" style:font-pitch="variable"/>
    <style:font-face style:name="Zapfino" svg:font-family="Zapfino" style:font-family-generic="script"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racksuitgene" fo:font-size="1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cm"/>
      <style:text-properties style:font-name="Tracksuitgene1"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01cm" fo:margin-bottom="1.991cm" fo:margin-left="1.131cm" fo:margin-right="0.72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1:08:12</meta:creation-date>
    <dc:date>2013-05-19T23:52:29</dc:date>
    <meta:editing-duration>P2DT5H22M39S</meta:editing-duration>
    <meta:editing-cycles>65</meta:editing-cycles>
    <meta:generator>OpenOffice.org/3.4.1$Unix OpenOffice.org_project/341m1$Build-9593</meta:generator>
    <meta:document-statistic meta:table-count="1" meta:image-count="0" meta:object-count="0" meta:page-count="6" meta:paragraph-count="175" meta:word-count="2066" meta:character-count="10453"/>
  </office:meta>
</office:document-meta>
</file>